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866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866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866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866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866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866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866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866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866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866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866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866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866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866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866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866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866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esùs Adriàn  Oñate Millà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/9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35840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driana Cecilia Millan Cald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99868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1.89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5" meta:non-whitespace-character-count="997"/>
    <meta:template xlink:type="simple" xlink:actuate="onRequest" xlink:title="Normal" xlink:href=""/>
  </office:meta>
</office:document-meta>
</file>